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6696" calcext:value-type="float">
            <text:p>81.0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2672" calcext:value-type="float">
            <text:p>80.0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1328" calcext:value-type="float">
            <text:p>77.6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57784" calcext:value-type="float">
            <text:p>76.7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81056" calcext:value-type="float">
            <text:p>73.9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95256" calcext:value-type="float">
            <text:p>73.2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124" calcext:value-type="float">
            <text:p>70.8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3104" calcext:value-type="float">
            <text:p>69.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3256" calcext:value-type="float">
            <text:p>68.7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404" calcext:value-type="float">
            <text:p>66.6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0904" calcext:value-type="float">
            <text:p>63.6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8112" calcext:value-type="float">
            <text:p>62.6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4872" calcext:value-type="float">
            <text:p>59.5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9872" calcext:value-type="float">
            <text:p>57.6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9808" calcext:value-type="float">
            <text:p>57.8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05504" calcext:value-type="float">
            <text:p>54.7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908" calcext:value-type="float">
            <text:p>34.5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305</text:p>
          </table:table-cell>
          <table:table-cell office:value-type="string" calcext:value-type="string">
            <text:p>Hereford Quad</text:p>
          </table:table-cell>
          <table:table-cell office:value-type="string" calcext:value-type="string">
            <text:p>196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